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10000013D1C1E7294.jpg" manifest:media-type=""/>
  <manifest:file-entry manifest:full-path="Pictures/1000000000000190000001917BBA5FD2.jpg" manifest:media-type=""/>
  <manifest:file-entry manifest:full-path="Pictures/100000000000008A00000044DDD4D54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pt" fo:country="BR" style:language-asian="pt" style:country-asian="BR"/>
    </style:style>
    <style:style style:name="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paragraph-properties fo:line-height="150%" fo:text-align="justify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8" style:family="paragraph" style:parent-style-name="Standard">
      <style:paragraph-properties fo:line-height="150%" fo:text-align="justify" style:justify-single-word="false" fo:hyphenation-ladder-count="no-limit">
        <style:tab-stops>
          <style:tab-stop style:position="9.472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9" style:family="paragraph" style:parent-style-name="Standard">
      <style:paragraph-properties fo:line-height="150%" fo:text-align="justify" style:justify-single-word="false" fo:hyphenation-ladder-count="no-limit"/>
      <style:text-properties fo:font-weight="bold" officeooo:rsid="000969ac" officeooo:paragraph-rsid="000969ac" style:font-weight-asian="bold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style:text-autospace="none"/>
    </style:style>
    <style:style style:name="P11" style:family="paragraph" style:parent-style-name="Standard">
      <style:paragraph-properties fo:line-height="150%" fo:text-align="end" style:justify-single-word="false" fo:hyphenation-ladder-count="no-limit"/>
      <style:text-properties fo:hyphenate="false" fo:hyphenation-remain-char-count="2" fo:hyphenation-push-char-count="2"/>
    </style:style>
    <style:style style:name="P12" style:family="paragraph" style:parent-style-name="Standard">
      <style:paragraph-properties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13" style:family="paragraph" style:parent-style-name="Standard">
      <style:paragraph-properties fo:line-height="150%" fo:text-align="justify" style:justify-single-word="false" fo:hyphenation-ladder-count="no-limit"/>
      <style:text-properties fo:color="#ff0000" fo:font-weight="bold" officeooo:rsid="000969ac" officeooo:paragraph-rsid="000969ac" style:font-weight-asian="bold" fo:hyphenate="false" fo:hyphenation-remain-char-count="2" fo:hyphenation-push-char-count="2"/>
    </style:style>
    <style:style style:name="P14" style:family="paragraph" style:parent-style-name="Standard">
      <style:paragraph-properties fo:line-height="150%" fo:text-align="justify" style:justify-single-word="false" fo:hyphenation-ladder-count="no-limit"/>
      <style:text-properties fo:color="#ff0000" fo:font-weight="bold" style:font-weight-asian="bold" fo:hyphenate="false" fo:hyphenation-remain-char-count="2" fo:hyphenation-push-char-count="2"/>
    </style:style>
    <style:style style:name="P15" style:family="paragraph" style:parent-style-name="Standard">
      <style:paragraph-properties fo:margin-left="1.249cm" fo:margin-right="0cm" fo:line-height="150%" fo:text-align="justify" style:justify-single-word="false" fo:hyphenation-ladder-count="no-limit" fo:text-indent="1.249cm" style:auto-text-indent="false"/>
      <style:text-properties fo:hyphenate="false" fo:hyphenation-remain-char-count="2" fo:hyphenation-push-char-count="2"/>
    </style:style>
    <style:style style:name="P16" style:family="paragraph" style:parent-style-name="Standard" style:master-page-name="Standard">
      <style:paragraph-properties fo:text-align="center" style:justify-single-word="false" style:page-number="auto" style:text-autospace="none"/>
      <style:text-properties fo:language="pt" fo:country="BR" fo:font-weight="bold" style:language-asian="pt" style:country-asian="BR" style:font-weight-asian="bold" style:font-weight-complex="bold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969ac" style:font-weight-asian="bold"/>
    </style:style>
    <style:style style:name="T5" style:family="text">
      <style:text-properties fo:font-weight="bold" officeooo:rsid="00096c6e" style:font-weight-asian="bold"/>
    </style:style>
    <style:style style:name="T6" style:family="text">
      <style:text-properties fo:font-weight="bold" officeooo:rsid="0009a9fd" style:font-weight-asian="bold"/>
    </style:style>
    <style:style style:name="T7" style:family="text">
      <style:text-properties fo:font-weight="bold" officeooo:rsid="00105032" style:font-weight-asian="bold"/>
    </style:style>
    <style:style style:name="T8" style:family="text">
      <style:text-properties fo:color="#ff0000" fo:font-weight="bold" officeooo:rsid="000969ac" style:font-weight-asian="bold"/>
    </style:style>
    <style:style style:name="T9" style:family="text">
      <style:text-properties fo:color="#ff0000" fo:font-weight="bold" officeooo:rsid="000ec96e" style:font-weight-asian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74pt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Quadro1" text:anchor-type="char" svg:x="12.053cm" svg:y="-6.022cm" svg:width="5.422cm" svg:height="1.295cm" draw:z-index="3"><draw:text-box><text:p text:style-name="P6">SISDOC</text:p><text:p text:style-name="P5"><text:span text:style-name="T2">SR(12)SRFA.</text:span><text:span text:style-name="T8">{{ obj.nrsisdoc }}</text:span><text:span text:style-name="T2">/</text:span><text:span text:style-name="T7">{{ anosisdoc }}</text:span><text:span text:style-name="T2">-</text:span><text:span text:style-name="T8">{{ obj.nrsufixosisdoc }}</text:span></text:p></draw:text-box></draw:frame></text:p>
      <text:p text:style-name="P10"><text:span text:style-name="T3"><text:s/></text:span><text:span text:style-name="T2">MEMO/INCRA/SRFA(02)/MA/Nº.</text:span><text:span text:style-name="T8">{{ obj.tbdocumentobase.id }}</text:span><text:span text:style-name="T2">/</text:span><text:span text:style-name="T5">{{ ano }}</text:span><text:span text:style-name="T2"> <text:s text:c="8"/></text:span></text:p>
      <text:p text:style-name="P11"><text:span text:style-name="T4">{{ obj.nmlocal }}/</text:span><text:span text:style-name="T6">MA</text:span><text:span text:style-name="T2">, </text:span><text:span text:style-name="T8">{{ dia }}</text:span><text:span text:style-name="T2"> de </text:span><text:span text:style-name="T8">{{ m</text:span><text:span text:style-name="T9">e</text:span><text:span text:style-name="T8">s }}</text:span><text:span text:style-name="T2"> de </text:span><text:span text:style-name="T8">{{ ano }}</text:span><text:span text:style-name="T2">.</text:span></text:p>
      <text:p text:style-name="P7"/>
      <text:p text:style-name="P13">{{ obj.nmdestinatario }}</text:p>
      <text:p text:style-name="P8"><text:tab/></text:p>
      <text:p text:style-name="P7"/>
      <text:p text:style-name="P12">Assunto:<text:span text:style-name="T2"> {{ </text:span><text:span text:style-name="T4">obj.nmassunto</text:span><text:span text:style-name="T2"> }}</text:span></text:p>
      <text:p text:style-name="P7"/>
      <text:p text:style-name="P7"><text:s text:c="3"/><text:tab/><text:tab/></text:p>
      <text:p text:style-name="P7"/>
      <text:p text:style-name="P9">{{ obj.nmmensagem }}</text:p>
      <text:p text:style-name="P14"/>
      <text:p text:style-name="P12"><text:tab/><text:tab/></text:p>
      <text:p text:style-name="P12"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Atenciosamente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Mapa_20_do_20_Documento" style:display-name="Mapa do Documento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style:font-size-complex="10p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style:font-name-complex="Calibri" style:font-family-complex="Calibri" style:font-family-generic-complex="swiss" style:font-pitch-complex="variable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bold" style:font-weight-asian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Fonte_20_parág._20_padrão" style:display-name="Fonte parág. padrão" style:family="text"/>
    <style:style style:name="Corpo_20_de_20_texto_20_2_20_Char" style:display-name="Corpo de texto 2 Char" style:family="text" style:parent-style-name="Fonte_20_parág._20_padrão">
      <style:text-properties fo:font-size="12pt" fo:language="pt" fo:country="BR" style:font-size-asian="12pt" style:language-complex="ar" style:country-complex="SA"/>
    </style:style>
    <style:style style:name="Acrônimo_20_HTML" style:display-name="Acrônimo HTML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4.372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42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12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18.182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9.452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0.72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21.992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3.262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4.5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pt" fo:country="BR" style:language-asian="pt" style:country-asian="BR"/>
    </style:style>
    <style:style style:name="M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M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501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1.499cm" fo:margin-left="0cm" fo:margin-right="0cm" fo:margin-top="1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3" text:anchor-type="as-char" svg:width="1.958cm" svg:height="1.972cm" draw:z-index="2"><draw:image xlink:href="Pictures/1000000000000190000001917BBA5FD2.jpg" xlink:type="simple" xlink:show="embed" xlink:actuate="onLoad"/></draw:frame></text:p>
        <text:p text:style-name="MP2">Ministério do Desenvolvimento Agrário</text:p>
        <text:p text:style-name="MP2">Instituto Nacional de Colonização e Reforma Agrária</text:p>
        <text:p text:style-name="MP2">Superintendência Nacional de Regularização Fundiária da Amazônia Legal</text:p>
        <text:p text:style-name="MP2">Divisão Estadual de Regularização Fundiária da Amazônia Legal – SRFA(02)MA</text:p>
        <text:p text:style-name="MP3">Av. Santos Dumont, nº. 18. Bairro: Anil. São Luís-MA. CEP.: 65046-660 </text:p>
        <text:p text:style-name="MP3">Fone/fax: 98-3244-1500</text:p>
        <text:p text:style-name="MP4">http://portal.mda.gov.br/terralegal/</text:p>
        <text:p text:style-name="Header"/>
      </style:header>
      <style:footer>
        <text:p text:style-name="Footer"><draw:frame draw:style-name="Mfr1" draw:name="figuras1" text:anchor-type="as-char" svg:width="1.916cm" svg:height="1.468cm" draw:z-index="0"><draw:image xlink:href="Pictures/10000000000001A10000013D1C1E7294.jpg" xlink:type="simple" xlink:show="embed" xlink:actuate="onLoad"/></draw:frame> <text:s text:c="94"/><text:span text:style-name="MT1"><draw:frame draw:style-name="Mfr1" draw:name="figuras2" text:anchor-type="as-char" svg:width="2.912cm" svg:height="1.434cm" draw:z-index="1"><draw:image xlink:href="Pictures/100000000000008A00000044DDD4D540.jpg" xlink:type="simple" xlink:show="embed" xlink:actuate="onLoad"/></draw:frame></text:span> <text:s text:c="88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delvair.rodrigues</meta:initial-creator>
    <meta:creation-date>2014-01-29T16:26:00</meta:creation-date>
    <dc:date>2014-03-12T11:40:16.153000000</dc:date>
    <meta:print-date>2013-01-04T16:33:00</meta:print-date>
    <meta:editing-cycles>30</meta:editing-cycles>
    <meta:editing-duration>PT22M42S</meta:editing-duration>
    <meta:generator>LibreOffice/4.1.4.2$Windows_x86 LibreOffice_project/0a0440ccc0227ad9829de5f46be37cfb6edcf72</meta:generator>
    <meta:document-statistic meta:table-count="0" meta:image-count="3" meta:object-count="0" meta:page-count="1" meta:paragraph-count="21" meta:word-count="80" meta:character-count="850" meta:non-whitespace-character-count="578"/>
  </office:meta>
</office:document-meta>
</file>